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4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7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ategoria Feminina C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Ranking</text:p>
          </table:table-cell>
          <table:table-cell table:style-name="ce5" office:value-type="string" calcext:value-type="string" table:number-columns-spanned="1" table:number-rows-spanned="2">
            <text:p>Nome</text:p>
          </table:table-cell>
          <table:table-cell table:style-name="ce2" office:value-type="string" calcext:value-type="string">
            <text:p>Etapas</text:p>
          </table:table-cell>
          <table:table-cell table:style-name="ce2" office:value-type="string" calcext:value-type="string">
            <text:p>1ª Etapa</text:p>
          </table:table-cell>
          <table:table-cell table:style-name="ce2" office:value-type="string" calcext:value-type="string">
            <text:p>2ª Etapa</text:p>
          </table:table-cell>
          <table:table-cell table:style-name="ce2" office:value-type="string" calcext:value-type="string">
            <text:p>3ª Etapa</text:p>
          </table:table-cell>
          <table:table-cell table:style-name="ce2" office:value-type="string" calcext:value-type="string">
            <text:p>Pont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2BT</text:p>
          </table:table-cell>
          <table:covered-table-cell table:style-name="ce2"/>
          <table:table-cell table:style-name="ce2" office:value-type="string" calcext:value-type="string">
            <text:p>Jogadas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Original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manda da Silva Lima</text:p>
          </table:table-cell>
          <table:table-cell table:style-name="ce8" table:formula="of:=SUM(IF([.D4]&lt;&gt;&quot;&quot;;1;0);IF([.E4]&lt;&gt;&quot;&quot;;1;0);IF([.F4]&lt;&gt;&quot;&quot;;1;0))" office:value-type="float" office:value="2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9" table:formula="of:=SUM([.D4];[.E4];[.F4])" office:value-type="float" office:value="15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atarina Saraiva</text:p>
          </table:table-cell>
          <table:table-cell table:style-name="ce8" table:formula="of:=SUM(IF([.D5]&lt;&gt;&quot;&quot;;1;0);IF([.E5]&lt;&gt;&quot;&quot;;1;0);IF([.F5]&lt;&gt;&quot;&quot;;1;0))" office:value-type="float" office:value="2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9" table:formula="of:=SUM([.D5];[.E5];[.F5])" office:value-type="float" office:value="15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Beatriz Nunes</text:p>
          </table:table-cell>
          <table:table-cell table:style-name="ce8" table:formula="of:=SUM(IF([.D6]&lt;&gt;&quot;&quot;;1;0);IF([.E6]&lt;&gt;&quot;&quot;;1;0);IF([.F6]&lt;&gt;&quot;&quot;;1;0))" office:value-type="float" office:value="2" calcext:value-type="float">
            <text:p/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  <table:table-cell table:style-name="ce9" table:formula="of:=SUM([.D6];[.E6];[.F6])" office:value-type="float" office:value="17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Natacha Greco</text:p>
          </table:table-cell>
          <table:table-cell table:style-name="ce8" table:formula="of:=SUM(IF([.D7]&lt;&gt;&quot;&quot;;1;0);IF([.E7]&lt;&gt;&quot;&quot;;1;0);IF([.F7]&lt;&gt;&quot;&quot;;1;0))" office:value-type="float" office:value="2" calcext:value-type="float">
            <text:p/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  <table:table-cell table:style-name="ce9" table:formula="of:=SUM([.D7];[.E7];[.F7])" office:value-type="float" office:value="17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Maria Eduarda Esmeraldo</text:p>
          </table:table-cell>
          <table:table-cell table:style-name="ce8" table:formula="of:=SUM(IF([.D8]&lt;&gt;&quot;&quot;;1;0);IF([.E8]&lt;&gt;&quot;&quot;;1;0);IF([.F8]&lt;&gt;&quot;&quot;;1;0))" office:value-type="float" office:value="2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  <table:table-cell table:style-name="ce9" table:formula="of:=SUM([.D8];[.E8];[.F8])" office:value-type="float" office:value="11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Ninivy Tavares</text:p>
          </table:table-cell>
          <table:table-cell table:style-name="ce8" table:formula="of:=SUM(IF([.D9]&lt;&gt;&quot;&quot;;1;0);IF([.E9]&lt;&gt;&quot;&quot;;1;0);IF([.F9]&lt;&gt;&quot;&quot;;1;0))" office:value-type="float" office:value="2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  <table:table-cell table:style-name="ce9" table:formula="of:=SUM([.D9];[.E9];[.F9])" office:value-type="float" office:value="11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Paula Alencar</text:p>
          </table:table-cell>
          <table:table-cell table:style-name="ce8" table:formula="of:=SUM(IF([.D10]&lt;&gt;&quot;&quot;;1;0);IF([.E10]&lt;&gt;&quot;&quot;;1;0);IF([.F10]&lt;&gt;&quot;&quot;;1;0))" office:value-type="float" office:value="2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  <table:table-cell table:style-name="ce9" table:formula="of:=SUM([.D10];[.E10];[.F10])" office:value-type="float" office:value="11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Maria Luíza Damasceno</text:p>
          </table:table-cell>
          <table:table-cell table:style-name="ce8" table:formula="of:=SUM(IF([.D11]&lt;&gt;&quot;&quot;;1;0);IF([.E11]&lt;&gt;&quot;&quot;;1;0);IF([.F11]&lt;&gt;&quot;&quot;;1;0))" office:value-type="float" office:value="1" calcext:value-type="float">
            <text:p/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2"/>
          <table:table-cell table:style-name="ce9" table:formula="of:=SUM([.D11];[.E11];[.F11])" office:value-type="float" office:value="10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Sarah Studart</text:p>
          </table:table-cell>
          <table:table-cell table:style-name="ce8" table:formula="of:=SUM(IF([.D12]&lt;&gt;&quot;&quot;;1;0);IF([.E12]&lt;&gt;&quot;&quot;;1;0);IF([.F12]&lt;&gt;&quot;&quot;;1;0))" office:value-type="float" office:value="1" calcext:value-type="float">
            <text:p/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2"/>
          <table:table-cell table:style-name="ce9" table:formula="of:=SUM([.D12];[.E12];[.F12])" office:value-type="float" office:value="10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Elenira Oliveira</text:p>
          </table:table-cell>
          <table:table-cell table:style-name="ce8" table:formula="of:=SUM(IF([.D13]&lt;&gt;&quot;&quot;;1;0);IF([.E13]&lt;&gt;&quot;&quot;;1;0);IF([.F13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6"/>
          <table:table-cell table:style-name="ce9" table:formula="of:=SUM([.D13];[.E13];[.F13])" office:value-type="float" office:value="7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Mara Dalila Sousa</text:p>
          </table:table-cell>
          <table:table-cell table:style-name="ce8" table:formula="of:=SUM(IF([.D14]&lt;&gt;&quot;&quot;;1;0);IF([.E14]&lt;&gt;&quot;&quot;;1;0);IF([.F14]&lt;&gt;&quot;&quot;;1;0))" office:value-type="float" office:value="1" calcext:value-type="float">
            <text:p/>
          </table:table-cell>
          <table:table-cell table:style-name="ce6" office:value-type="float" office:value="70" calcext:value-type="float">
            <text:p>70</text:p>
          </table:table-cell>
          <table:table-cell table:style-name="ce6" table:number-columns-repeated="2"/>
          <table:table-cell table:style-name="ce9" table:formula="of:=SUM([.D14];[.E14];[.F14])" office:value-type="float" office:value="7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Poliana Bastos</text:p>
          </table:table-cell>
          <table:table-cell table:style-name="ce8" table:formula="of:=SUM(IF([.D15]&lt;&gt;&quot;&quot;;1;0);IF([.E15]&lt;&gt;&quot;&quot;;1;0);IF([.F15]&lt;&gt;&quot;&quot;;1;0))" office:value-type="float" office:value="1" calcext:value-type="float">
            <text:p/>
          </table:table-cell>
          <table:table-cell table:style-name="ce6" office:value-type="float" office:value="70" calcext:value-type="float">
            <text:p>70</text:p>
          </table:table-cell>
          <table:table-cell table:style-name="ce6" table:number-columns-repeated="2"/>
          <table:table-cell table:style-name="ce9" table:formula="of:=SUM([.D15];[.E15];[.F15])" office:value-type="float" office:value="7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Safi Bittencourt</text:p>
          </table:table-cell>
          <table:table-cell table:style-name="ce8" table:formula="of:=SUM(IF([.D16]&lt;&gt;&quot;&quot;;1;0);IF([.E16]&lt;&gt;&quot;&quot;;1;0);IF([.F16]&lt;&gt;&quot;&quot;;1;0))" office:value-type="float" office:value="1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2"/>
          <table:table-cell table:style-name="ce9" table:formula="of:=SUM([.D16];[.E16];[.F16])" office:value-type="float" office:value="5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Sandrine Mont'alverne</text:p>
          </table:table-cell>
          <table:table-cell table:style-name="ce8" table:formula="of:=SUM(IF([.D17]&lt;&gt;&quot;&quot;;1;0);IF([.E17]&lt;&gt;&quot;&quot;;1;0);IF([.F17]&lt;&gt;&quot;&quot;;1;0))" office:value-type="float" office:value="1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2"/>
          <table:table-cell table:style-name="ce9" table:formula="of:=SUM([.D17];[.E17];[.F17])" office:value-type="float" office:value="5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Ana Regina</text:p>
          </table:table-cell>
          <table:table-cell table:style-name="ce8" table:formula="of:=SUM(IF([.D18]&lt;&gt;&quot;&quot;;1;0);IF([.E18]&lt;&gt;&quot;&quot;;1;0);IF([.F18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18];[.E18];[.F18])" office:value-type="float" office:value="4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Danielle Fulfaro</text:p>
          </table:table-cell>
          <table:table-cell table:style-name="ce8" table:formula="of:=SUM(IF([.D19]&lt;&gt;&quot;&quot;;1;0);IF([.E19]&lt;&gt;&quot;&quot;;1;0);IF([.F19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19];[.E19];[.F19])" office:value-type="float" office:value="4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Deborah Alencar</text:p>
          </table:table-cell>
          <table:table-cell table:style-name="ce8" table:formula="of:=SUM(IF([.D20]&lt;&gt;&quot;&quot;;1;0);IF([.E20]&lt;&gt;&quot;&quot;;1;0);IF([.F20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20];[.E20];[.F20])" office:value-type="float" office:value="4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Gabriela Alencar</text:p>
          </table:table-cell>
          <table:table-cell table:style-name="ce8" table:formula="of:=SUM(IF([.D21]&lt;&gt;&quot;&quot;;1;0);IF([.E21]&lt;&gt;&quot;&quot;;1;0);IF([.F21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21];[.E21];[.F21])" office:value-type="float" office:value="4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Heloísa Duarte</text:p>
          </table:table-cell>
          <table:table-cell table:style-name="ce8" table:formula="of:=SUM(IF([.D22]&lt;&gt;&quot;&quot;;1;0);IF([.E22]&lt;&gt;&quot;&quot;;1;0);IF([.F22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22];[.E22];[.F22])" office:value-type="float" office:value="4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Indira Cavalcante</text:p>
          </table:table-cell>
          <table:table-cell table:style-name="ce8" table:formula="of:=SUM(IF([.D23]&lt;&gt;&quot;&quot;;1;0);IF([.E23]&lt;&gt;&quot;&quot;;1;0);IF([.F23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23];[.E23];[.F23])" office:value-type="float" office:value="4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Ingrid Mayara</text:p>
          </table:table-cell>
          <table:table-cell table:style-name="ce8" table:formula="of:=SUM(IF([.D24]&lt;&gt;&quot;&quot;;1;0);IF([.E24]&lt;&gt;&quot;&quot;;1;0);IF([.F24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24];[.E24];[.F24])" office:value-type="float" office:value="4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Janaína Noleto</text:p>
          </table:table-cell>
          <table:table-cell table:style-name="ce8" table:formula="of:=SUM(IF([.D25]&lt;&gt;&quot;&quot;;1;0);IF([.E25]&lt;&gt;&quot;&quot;;1;0);IF([.F25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25];[.E25];[.F25])" office:value-type="float" office:value="4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Mairlany Chaves</text:p>
          </table:table-cell>
          <table:table-cell table:style-name="ce8" table:formula="of:=SUM(IF([.D26]&lt;&gt;&quot;&quot;;1;0);IF([.E26]&lt;&gt;&quot;&quot;;1;0);IF([.F26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26];[.E26];[.F26])" office:value-type="float" office:value="4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Mairlany Chaves</text:p>
          </table:table-cell>
          <table:table-cell table:style-name="ce8" table:formula="of:=SUM(IF([.D27]&lt;&gt;&quot;&quot;;1;0);IF([.E27]&lt;&gt;&quot;&quot;;1;0);IF([.F27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27];[.E27];[.F27])" office:value-type="float" office:value="4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Manu Chaves</text:p>
          </table:table-cell>
          <table:table-cell table:style-name="ce8" table:formula="of:=SUM(IF([.D28]&lt;&gt;&quot;&quot;;1;0);IF([.E28]&lt;&gt;&quot;&quot;;1;0);IF([.F28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28];[.E28];[.F28])" office:value-type="float" office:value="4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Natalia Lima</text:p>
          </table:table-cell>
          <table:table-cell table:style-name="ce8" table:formula="of:=SUM(IF([.D29]&lt;&gt;&quot;&quot;;1;0);IF([.E29]&lt;&gt;&quot;&quot;;1;0);IF([.F29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29];[.E29];[.F29])" office:value-type="float" office:value="40" calcext:value-type="float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Nidia Paola Lima</text:p>
          </table:table-cell>
          <table:table-cell table:style-name="ce8" table:formula="of:=SUM(IF([.D30]&lt;&gt;&quot;&quot;;1;0);IF([.E30]&lt;&gt;&quot;&quot;;1;0);IF([.F30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30];[.E30];[.F30])" office:value-type="float" office:value="40" calcext:value-type="float">
            <text:p/>
          </table:table-cell>
          <table:table-cell table:number-columns-repeated="3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1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2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3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4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number number:decimal-places="0" number:min-integer-digits="1" number:grouping="true"/>
      <number:text> </number:text>
    </number:number-style>
    <number:number-style style:name="N10145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number:min-integer-digits="1" number:grouping="true"/>
      <number:text> </number:text>
    </number:number-style>
    <number:number-style style:name="N10146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2" number:min-integer-digits="1" number:grouping="true"/>
      <number:text> </number:text>
    </number:number-style>
    <number:number-style style:name="N10147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number:min-integer-digits="1" number:grouping="true"/>
      <number:text> </number:text>
    </number:number-style>
    <number:number-style style:name="N10148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49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9P2" style:volatile="true" number:language="pt" number:country="BR">
      <number:text> </number:text>
      <loext:fill-character> </loext:fill-character>
      <number:text>- </number:text>
    </number:number-style>
    <number:text-style style:name="N10149" number:language="pt" number:country="B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pt" number:country="BR">
      <number:text> R$ </number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2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0/00/0000</text:date>, <text:time style:data-style-name="N2" text:time-value="09:57:07.52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09:41:25.372000000</meta:creation-date>
    <dc:date>2022-09-22T10:14:07.115000000</dc:date>
    <meta:editing-duration>PT12M6S</meta:editing-duration>
    <meta:editing-cycles>4</meta:editing-cycles>
    <meta:generator>LibreOffice/4.2.2.1$Windows_x86 LibreOffice_project/3be8cda0bddd8e430d8cda1ebfd581265cca5a0f</meta:generator>
    <meta:document-statistic meta:table-count="1" meta:cell-count="154" meta:object-count="0"/>
  </office:meta>
</office:document-meta>
</file>